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C4E2395FDD2675EE.svm" manifest:media-type=""/>
  <manifest:file-entry manifest:full-path="Pictures/200005E5000082EA00000C0FFA68719C185AA36F.svm" manifest:media-type=""/>
  <manifest:file-entry manifest:full-path="Pictures/2000003F000019F8000016E167ADC9A146B0DE8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90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7" style:family="graphic" style:parent-style-name="objectwithoutfill">
      <style:graphic-properties svg:stroke-width="0.03cm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5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1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9cm"/>
    </style:style>
    <style:style style:name="gr1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002cm" fo:min-width="3.55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P1" style:family="paragraph">
      <loext:graphic-properties draw:fill="solid" draw:fill-color="#e6e6e6"/>
      <style:paragraph-properties fo:text-align="center"/>
      <style:text-properties style:font-name="Hack"/>
    </style:style>
    <style:style style:name="P2" style:family="paragraph">
      <loext:graphic-properties draw:fill="solid" draw:fill-color="#b2b2b2"/>
      <style:paragraph-properties fo:text-align="center"/>
      <style:text-properties style:font-name="Hack"/>
    </style:style>
    <style:style style:name="P3" style:family="paragraph">
      <style:paragraph-properties fo:text-align="center"/>
      <style:text-properties style:font-name="Hack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H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loext:graphic-properties draw:fill="none"/>
      <style:paragraph-properties fo:text-align="center"/>
      <style:text-properties style:font-name="Hack"/>
    </style:style>
    <style:style style:name="P6" style:family="paragraph">
      <loext:graphic-properties draw:fill="none" draw:fill-color="#ffffff"/>
      <style:text-properties style:font-name="Hack"/>
    </style:style>
    <style:style style:name="P7" style:family="paragraph">
      <style:text-properties style:font-name="Hack"/>
    </style:style>
    <style:style style:name="P8" style:family="paragraph">
      <loext:graphic-properties draw:fill="none" draw:fill-color="#ffffff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3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33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522cm" svg:height="4.112cm" svg:x="0.457cm" svg:y="0.39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2" draw:layer="layout" svg:width="0.232cm" svg:height="0.372cm" svg:x="5.554cm" svg:y="3.386cm" svg:viewBox="0 0 233 373" svg:d="M107 0c65 129 104 245 126 350l-58 11-59 12c-18-95-56-201-116-321l54-26z">
            <text:p/>
          </draw:path>
          <draw:path draw:style-name="gr2" draw:text-style-name="P2" draw:layer="layout" svg:width="0.203cm" svg:height="0.366cm" svg:x="5.598cm" svg:y="3.871cm" svg:viewBox="0 0 204 367" svg:d="M204 0v23c0 69-10 130-28 187-20 58-46 111-81 157l-48-36-47-35c28-37 49-77 63-121 15-46 23-97 23-152v-18l58-3z">
            <text:p/>
          </draw:path>
          <draw:path draw:style-name="gr2" draw:text-style-name="P2" draw:layer="layout" svg:width="0.37cm" svg:height="0.266cm" svg:x="5.234cm" svg:y="4.244cm" svg:viewBox="0 0 371 267" svg:d="M371 89c-45 40-97 75-154 104s-116 54-180 74l-19-57-18-57c58-16 112-39 162-66 49-24 92-53 132-87l38 44z">
            <text:p/>
          </draw:path>
          <draw:path draw:style-name="gr2" draw:text-style-name="P2" draw:layer="layout" svg:width="0.37cm" svg:height="0.165cm" svg:x="4.782cm" svg:y="4.428cm" svg:viewBox="0 0 371 166" svg:d="M371 115c-117 28-239 43-363 51l-3-59-5-59c116-8 234-22 345-48l12 57z">
            <text:p/>
          </draw:path>
          <draw:path draw:style-name="gr2" draw:text-style-name="P2" draw:layer="layout" svg:width="0.362cm" svg:height="0.129cm" svg:x="4.304cm" svg:y="4.469cm" svg:viewBox="0 0 363 130" svg:d="M363 130h-72c-101 0-201-4-291-12l6-58 5-60c87 8 182 12 280 12 23 0 46 0 70-1l2 60z">
            <text:p/>
          </draw:path>
          <draw:path draw:style-name="gr2" draw:text-style-name="P2" draw:layer="layout" svg:width="0.351cm" svg:height="0.225cm" svg:x="3.846cm" svg:y="4.436cm" svg:viewBox="0 0 352 226" svg:d="M337 140c-43-5-81-11-116-17-54 38-109 73-163 103l-29-51-29-52c58-32 116-69 173-111l5-4c7-8 20-8 30-8 3 0 6 0 11 2 38 7 84 13 133 19l-7 59zM198 118c7 2 15 3 23 5 7-5 13-11 21-16l-34-47z">
            <text:p/>
          </draw:path>
          <draw:path draw:style-name="gr2" draw:text-style-name="P2" draw:layer="layout" svg:width="0.371cm" svg:height="0.22cm" svg:x="3.42cm" svg:y="4.61cm" svg:viewBox="0 0 372 221" svg:d="M372 107c-118 56-236 92-351 114l-10-58-11-59c106-20 214-53 323-104l25 54z">
            <text:p/>
          </draw:path>
          <draw:path draw:style-name="gr2" draw:text-style-name="P2" draw:layer="layout" svg:width="0.371cm" svg:height="0.151cm" svg:x="2.949cm" svg:y="4.698cm" svg:viewBox="0 0 372 152" svg:d="M372 149c-30 1-60 3-90 3-98 0-193-12-282-38l15-57 17-57c78 21 162 34 250 34 27 0 53-2 81-3l5 58z">
            <text:p/>
          </draw:path>
          <draw:path draw:style-name="gr2" draw:text-style-name="P2" draw:layer="layout" svg:width="0.353cm" svg:height="0.3cm" svg:x="2.523cm" svg:y="4.469cm" svg:viewBox="0 0 354 301" svg:d="M306 301c-116-51-220-126-306-221l44-40 45-40c73 83 164 147 265 192l-23 53z">
            <text:p/>
          </draw:path>
          <draw:path draw:style-name="gr2" draw:text-style-name="P2" draw:layer="layout" svg:width="0.371cm" svg:height="0.249cm" svg:x="2.157cm" svg:y="4.39cm" svg:viewBox="0 0 372 250" svg:d="M372 92c-47 37-99 69-158 95s-121 48-185 63l-15-57-14-58c58-14 113-32 164-55s95-49 135-80l36 46z">
            <text:p/>
          </draw:path>
          <draw:path draw:style-name="gr2" draw:text-style-name="P2" draw:layer="layout" svg:width="0.371cm" svg:height="0.129cm" svg:x="1.691cm" svg:y="4.546cm" svg:viewBox="0 0 372 130" svg:d="M372 117c-63 9-125 13-190 13-59 0-121-4-182-12l8-58 7-58c55 6 112 10 167 10 58 0 117-4 173-12l8 58z">
            <text:p/>
          </draw:path>
          <draw:path draw:style-name="gr2" draw:text-style-name="P2" draw:layer="layout" svg:width="0.373cm" svg:height="0.232cm" svg:x="1.221cm" svg:y="4.411cm" svg:viewBox="0 0 374 233" svg:d="M349 233c-122-26-242-70-349-130l29-52 29-51c97 54 205 94 316 117l-13 58z">
            <text:p/>
          </draw:path>
          <draw:path draw:style-name="gr2" draw:text-style-name="P2" draw:layer="layout" svg:width="0.322cm" svg:height="0.34cm" svg:x="0.863cm" svg:y="4.106cm" svg:viewBox="0 0 323 341" svg:d="M253 341c-101-76-189-169-253-281l52-29 51-31c56 98 131 179 220 244l-35 47z">
            <text:p/>
          </draw:path>
          <draw:path draw:style-name="gr2" draw:text-style-name="P2" draw:layer="layout" svg:width="0.174cm" svg:height="0.367cm" svg:x="0.745cm" svg:y="3.684cm" svg:viewBox="0 0 175 368" svg:d="M64 368c-41-104-64-224-64-356v-12h60l59 2v10c0 117 19 221 56 313l-56 22z">
            <text:p/>
          </draw:path>
          <draw:path draw:style-name="gr2" draw:text-style-name="P2" draw:layer="layout" svg:width="0.373cm" svg:height="0.301cm" svg:x="0.5cm" svg:y="3.299cm" svg:viewBox="0 0 374 302" svg:d="M254 255l54 6 6-12-58-8c-2 4-2 9-2 14zM371 268l-59-7h-4l-20 41c-106-52-204-127-288-222l44-40 45-40c73 83 158 150 251 195 2 1 3 1 3 3 0 12 17 12 23 21s8 19 8 30c0 3 0 4-2 7 0 5 0 8-1 12z">
            <text:p/>
          </draw:path>
          <draw:path draw:style-name="gr2" draw:text-style-name="P2" draw:layer="layout" svg:width="0.261cm" svg:height="0.369cm" svg:x="0.256cm" svg:y="2.911cm" svg:viewBox="0 0 262 370" svg:d="M165 370c-70-100-127-214-165-335l55-18 57-17c35 109 86 210 150 301l-49 33z">
            <text:p/>
          </draw:path>
          <draw:path draw:style-name="gr2" draw:text-style-name="P2" draw:layer="layout" svg:width="0.138cm" svg:height="0.373cm" svg:x="0.2cm" svg:y="2.452cm" svg:viewBox="0 0 139 374" svg:d="M25 374c-17-75-25-153-25-231 0-48 3-95 9-143l58 8 60 9c-6 41-9 84-9 126 0 70 8 139 21 208l-56 11z">
            <text:p/>
          </draw:path>
          <draw:path draw:style-name="gr2" draw:text-style-name="P2" draw:layer="layout" svg:width="0.258cm" svg:height="0.369cm" svg:x="0.233cm" svg:y="1.99cm" svg:viewBox="0 0 259 370" svg:d="M0 339c32-118 84-233 164-339l47 37 48 35c-71 94-117 193-144 298l-58-16z">
            <text:p/>
          </draw:path>
          <draw:path draw:style-name="gr2" draw:text-style-name="P2" draw:layer="layout" svg:width="0.351cm" svg:height="0.303cm" svg:x="0.478cm" svg:y="1.674cm" svg:viewBox="0 0 352 304" svg:d="M0 222c78-82 176-158 294-222l29 51 29 52c-107 60-196 127-266 201l-43-40z">
            <text:p/>
          </draw:path>
          <draw:path draw:style-name="gr2" draw:text-style-name="P2" draw:layer="layout" svg:width="0.184cm" svg:height="0.381cm" svg:x="0.823cm" svg:y="1.343cm" svg:viewBox="0 0 185 382" svg:d="M64 275l23 53 39-17-23-53c-13 4-26 10-39 17zM112 382l-25-54-15 6c-51-119-72-231-72-334h60 58c0 89 20 186 63 290 3 8 4 14 4 21 0 13-3 22-7 31s-13 15-22 22c-3 1-4 1-7 3-13 4-25 10-37 15z">
            <text:p/>
          </draw:path>
          <draw:path draw:style-name="gr2" draw:text-style-name="P2" draw:layer="layout" svg:width="0.264cm" svg:height="0.36cm" svg:x="0.835cm" svg:y="0.877cm" svg:viewBox="0 0 265 361" svg:d="M0 339c12-67 35-129 66-186s69-107 115-153l41 41 43 42c-38 38-71 81-95 127-26 46-44 97-54 151l-58-11z">
            <text:p/>
          </draw:path>
          <draw:path draw:style-name="gr2" draw:text-style-name="P2" draw:layer="layout" svg:width="0.37cm" svg:height="0.252cm" svg:x="1.112cm" svg:y="0.634cm" svg:viewBox="0 0 371 253" svg:d="M0 158c98-72 214-126 342-158l13 57 16 57c-112 29-215 76-301 139l-35-47z">
            <text:p/>
          </draw:path>
          <draw:path draw:style-name="gr2" draw:text-style-name="P2" draw:layer="layout" svg:width="0.373cm" svg:height="0.132cm" svg:x="1.575cm" svg:y="0.596cm" svg:viewBox="0 0 374 133" svg:d="M0 14c58-9 118-14 176-14 66 0 132 6 198 17l-10 58-10 58c-58-9-118-13-178-13-53 0-106 3-158 10l-9-58z">
            <text:p/>
          </draw:path>
          <draw:path draw:style-name="gr2" draw:text-style-name="P2" draw:layer="layout" svg:width="0.386cm" svg:height="0.286cm" svg:x="2.039cm" svg:y="0.639cm" svg:viewBox="0 0 387 287" svg:d="M32 0c117 32 230 84 331 156l-29 40 53 19c-1 3-1 6-3 7-1 5-3 8-4 13-35 106-12 15-22 21s-20 8-30 8-20-3-29-8c-2-1-3-1-5-3-90-64-190-109-294-138l15-58zM328 204l6-8-3-1-55-19c-2 3-3 7-3 10z">
            <text:p/>
          </draw:path>
          <draw:path draw:style-name="gr2" draw:text-style-name="P2" draw:layer="layout" svg:width="0.31cm" svg:height="0.344cm" svg:x="2.365cm" svg:y="0.404cm" svg:viewBox="0 0 311 345" svg:d="M0 291c29-58 64-112 106-161 39-49 84-92 133-130l35 48 37 46c-41 33-80 70-115 112-34 43-66 89-90 139l-54-26z">
            <text:p/>
          </draw:path>
          <draw:path draw:style-name="gr2" draw:text-style-name="P2" draw:layer="layout" svg:width="0.373cm" svg:height="0.223cm" svg:x="2.708cm" svg:y="0.212cm" svg:viewBox="0 0 374 224" svg:d="M0 121c109-63 230-103 355-121l9 58 10 59c-112 16-219 52-314 107l-29-52z">
            <text:p/>
          </draw:path>
          <draw:path draw:style-name="gr2" draw:text-style-name="P2" draw:layer="layout" svg:width="0.368cm" svg:height="0.163cm" svg:x="3.189cm" svg:y="0.2cm" svg:viewBox="0 0 369 164" svg:d="M0 0h35c112 0 225 17 334 51l-17 56-17 57c-98-31-199-46-300-46-10 0-21 0-32 2l-1-60z">
            <text:p/>
          </draw:path>
          <draw:path draw:style-name="gr2" draw:text-style-name="P2" draw:layer="layout" svg:width="0.359cm" svg:height="0.29cm" svg:x="3.627cm" svg:y="0.294cm" svg:viewBox="0 0 360 291" svg:d="M47 0c114 49 221 118 313 206l-40 43-41 42c-81-78-176-139-279-182l25-55z">
            <text:p/>
          </draw:path>
          <draw:path draw:style-name="gr2" draw:text-style-name="P2" draw:layer="layout" svg:width="0.261cm" svg:height="0.378cm" svg:x="3.982cm" svg:y="0.591cm" svg:viewBox="0 0 262 379" svg:d="M90 0c71 86 131 186 172 299l-28 9 28 49c-9 5-17 10-26 14s-19 8-29 8-20-3-29-8-17-12-23-21c-2-3-2-6-3-9-39-102-91-189-152-266l44-37zM207 319l27-11-1-3-28-52c-9 5-18 9-27 15z">
            <text:p/>
          </draw:path>
          <draw:path draw:style-name="gr2" draw:text-style-name="P2" draw:layer="layout" svg:width="0.37cm" svg:height="0.177cm" svg:x="4.304cm" svg:y="0.725cm" svg:viewBox="0 0 371 178" svg:d="M0 67c115-42 240-64 368-67l1 60 2 58c-115 3-227 22-331 60l-20-55z">
            <text:p/>
          </draw:path>
          <draw:path draw:style-name="gr2" draw:text-style-name="P2" draw:layer="layout" svg:width="0.371cm" svg:height="0.18cm" svg:x="4.786cm" svg:y="0.728cm" svg:viewBox="0 0 372 181" svg:d="M8 0c124 8 246 32 364 69l-18 55-17 57c-109-34-222-55-337-63l5-60z">
            <text:p/>
          </draw:path>
          <draw:path draw:style-name="gr2" draw:text-style-name="P2" draw:layer="layout" svg:width="0.368cm" svg:height="0.275cm" svg:x="5.231cm" svg:y="0.838cm" svg:viewBox="0 0 369 276" svg:d="M43 0c121 48 231 109 326 181l-37 48-35 47c-86-66-188-123-297-167l21-55z">
            <text:p/>
          </draw:path>
          <draw:path draw:style-name="gr2" draw:text-style-name="P2" draw:layer="layout" svg:width="0.285cm" svg:height="0.356cm" svg:x="5.61cm" svg:y="1.099cm" svg:viewBox="0 0 286 357" svg:d="M83 0c50 49 93 101 127 155 35 55 61 113 76 173l-56 14-58 15c-13-47-34-95-62-139-29-46-66-91-110-132l41-43z">
            <text:p/>
          </draw:path>
          <draw:path draw:style-name="gr2" draw:text-style-name="P2" draw:layer="layout" svg:width="0.236cm" svg:height="0.358cm" svg:x="5.675cm" svg:y="1.556cm" svg:viewBox="0 0 237 359" svg:d="M237 2c-1 59-13 121-38 181-23 58-60 118-109 176l-46-38-44-39c40-47 70-96 90-144 19-46 28-92 29-138l59 2z">
            <text:p/>
          </draw:path>
          <draw:path draw:style-name="gr2" draw:text-style-name="P2" draw:layer="layout" svg:width="0.325cm" svg:height="0.338cm" svg:x="5.692cm" svg:y="1.904cm" svg:viewBox="0 0 326 339" svg:d="M64 0c48 31 95 71 140 118 43 46 84 98 122 157l-50 32-49 32c-34-52-71-100-109-140s-78-73-118-99l32-51z">
            <text:p/>
          </draw:path>
          <draw:path draw:style-name="gr2" draw:text-style-name="P2" draw:layer="layout" svg:width="0.216cm" svg:height="0.372cm" svg:x="5.975cm" svg:y="2.288cm" svg:viewBox="0 0 217 373" svg:d="M106 0c55 110 96 233 111 357l-58 8-58 8c-15-111-52-220-101-319l52-26z">
            <text:p/>
          </draw:path>
          <draw:path draw:style-name="gr2" draw:text-style-name="P2" draw:layer="layout" svg:width="0.206cm" svg:height="0.369cm" svg:x="5.993cm" svg:y="2.77cm" svg:viewBox="0 0 207 370" svg:d="M207 2c-2 64-11 127-28 188-17 63-43 123-79 180l-51-33-49-32c29-46 51-96 66-147 14-51 21-104 23-158l58 2z">
            <text:p/>
          </draw:path>
          <draw:path draw:style-name="gr2" draw:text-style-name="P2" draw:layer="layout" svg:width="0.359cm" svg:height="0.284cm" svg:x="5.653cm" svg:y="3.158cm" svg:viewBox="0 0 360 285" svg:d="M360 83c-40 40-86 78-138 112s-112 64-179 90l-22-55-21-55c58-23 112-49 158-80 44-29 82-60 116-95l43 41z">
            <text:p/>
          </draw:path>
        </draw:g>
        <draw:frame draw:style-name="gr3" draw:text-style-name="P4" draw:layer="layout" svg:width="2.534cm" svg:height="0.747cm" svg:x="1.916cm" svg:y="1.35cm">
          <draw:text-box>
            <text:p text:style-name="P3"><text:span text:style-name="T1">Internet</text:span></text:p>
          </draw:text-box>
        </draw:frame>
        <draw:frame draw:style-name="gr4" draw:text-style-name="P5" draw:layer="layout" svg:width="3cm" svg:height="1.98cm" svg:x="5.2cm" svg:y="1.975cm">
          <draw:image xlink:href="Pictures/2000003F000019F8000016E167ADC9A146B0DE87.svm" xlink:type="simple" xlink:show="embed" xlink:actuate="onLoad">
            <text:p/>
          </draw:image>
        </draw:frame>
        <draw:frame draw:style-name="gr5" draw:text-style-name="P6" draw:layer="layout" svg:width="0.502cm" svg:height="1.187cm" svg:x="1.727cm" svg:y="6.529cm">
          <draw:text-box>
            <text:p/>
          </draw:text-box>
        </draw:frame>
        <draw:frame draw:style-name="gr6" draw:text-style-name="P8" draw:layer="layout" svg:width="1.687cm" svg:height="0.831cm" svg:x="5.933cm" svg:y="2.857cm">
          <draw:text-box>
            <text:p text:style-name="P7"><text:span text:style-name="T2">ISP1</text:span></text:p>
          </draw:text-box>
        </draw:frame>
        <draw:frame draw:style-name="gr4" draw:text-style-name="P5" draw:layer="layout" svg:width="3cm" svg:height="1.98cm" svg:x="1.95cm" svg:y="3.975cm">
          <draw:image xlink:href="Pictures/2000003F000019F8000016E167ADC9A146B0DE87.svm" xlink:type="simple" xlink:show="embed" xlink:actuate="onLoad">
            <text:p/>
          </draw:image>
        </draw:frame>
        <draw:frame draw:style-name="gr6" draw:text-style-name="P8" draw:layer="layout" svg:width="1.687cm" svg:height="0.831cm" svg:x="2.683cm" svg:y="4.857cm">
          <draw:text-box>
            <text:p text:style-name="P7"><text:span text:style-name="T2">ISP2</text:span></text:p>
          </draw:text-box>
        </draw:frame>
        <draw:polyline draw:style-name="gr7" draw:text-style-name="P5" draw:layer="layout" svg:width="2.12cm" svg:height="0.618cm" draw:transform="rotate (-0.785398163397448) translate (6.825cm 3.475cm)" svg:viewBox="0 0 2121 619" draw:points="0,177 1414,0 795,619 2121,530">
          <text:p/>
        </draw:polyline>
        <draw:polyline draw:style-name="gr7" draw:text-style-name="P5" draw:layer="layout" svg:width="2.474cm" svg:height="1.413cm" draw:transform="rotate (-0.785398163397448) translate (5.2cm 4.35cm)" svg:viewBox="0 0 2475 1414" draw:points="0,1414 1414,354 1149,972 2475,0">
          <text:p/>
        </draw:polyline>
        <draw:frame draw:style-name="gr8" draw:text-style-name="P4" draw:layer="layout" svg:width="2.534cm" svg:height="1.243cm" svg:x="11.45cm" svg:y="4.482cm">
          <draw:text-box>
            <text:p text:style-name="P3"><text:span text:style-name="T1">Services</text:span></text:p>
            <text:p text:style-name="P3"><text:span text:style-name="T1">Internet</text:span></text:p>
          </draw:text-box>
        </draw:frame>
        <draw:frame draw:style-name="gr9" draw:text-style-name="P4" draw:layer="layout" svg:width="3.296cm" svg:height="0.747cm" svg:x="11.368cm" svg:y="6.225cm">
          <draw:text-box>
            <text:p text:style-name="P3"><text:span text:style-name="T3">6 adresses</text:span><text:span text:style-name="T1"> </text:span></text:p>
          </draw:text-box>
        </draw:frame>
        <draw:frame draw:style-name="gr10" draw:text-style-name="P5" draw:layer="layout" svg:width="2.6cm" svg:height="0.24cm" svg:x="10.275cm" svg:y="5.975cm">
          <draw:image xlink:href="Pictures/200005E5000082EA00000C0FFA68719C185AA36F.svm" xlink:type="simple" xlink:show="embed" xlink:actuate="onLoad">
            <text:p/>
          </draw:image>
        </draw:frame>
        <draw:line draw:style-name="gr11" draw:text-style-name="P3" draw:layer="layout" svg:x1="9.133cm" svg:y1="6.1cm" svg:x2="10.45cm" svg:y2="6.1cm">
          <text:p/>
        </draw:line>
        <draw:frame draw:style-name="gr12" draw:text-style-name="P4" draw:layer="layout" svg:width="3.296cm" svg:height="0.747cm" svg:x="11.25cm" svg:y="8.482cm">
          <draw:text-box>
            <text:p text:style-name="P3"><text:span text:style-name="T1">Fabrication</text:span></text:p>
          </draw:text-box>
        </draw:frame>
        <draw:frame draw:style-name="gr13" draw:text-style-name="P4" draw:layer="layout" svg:width="3.55cm" svg:height="0.747cm" svg:x="11.368cm" svg:y="10.125cm">
          <draw:text-box>
            <text:p text:style-name="P3"><text:span text:style-name="T3">15 adresses</text:span><text:span text:style-name="T1"> </text:span></text:p>
          </draw:text-box>
        </draw:frame>
        <draw:frame draw:style-name="gr10" draw:text-style-name="P5" draw:layer="layout" svg:width="2.6cm" svg:height="0.24cm" svg:x="10.275cm" svg:y="9.875cm">
          <draw:image xlink:href="Pictures/200005E5000082EA00000C0FFA68719C185AA36F.svm" xlink:type="simple" xlink:show="embed" xlink:actuate="onLoad">
            <text:p/>
          </draw:image>
        </draw:frame>
        <draw:line draw:style-name="gr11" draw:text-style-name="P3" draw:layer="layout" svg:x1="8.858cm" svg:y1="6.475cm" svg:x2="10.7cm" svg:y2="9.85cm">
          <text:p/>
        </draw:line>
        <draw:frame draw:style-name="gr14" draw:text-style-name="P4" draw:layer="layout" svg:width="3.042cm" svg:height="0.747cm" svg:x="6.451cm" svg:y="8.482cm">
          <draw:text-box>
            <text:p text:style-name="P3"><text:span text:style-name="T1">Ingénierie</text:span></text:p>
          </draw:text-box>
        </draw:frame>
        <draw:frame draw:style-name="gr13" draw:text-style-name="P4" draw:layer="layout" svg:width="3.55cm" svg:height="0.747cm" svg:x="6.569cm" svg:y="10.125cm">
          <draw:text-box>
            <text:p text:style-name="P3"><text:span text:style-name="T3">15 adresses</text:span><text:span text:style-name="T1"> </text:span></text:p>
          </draw:text-box>
        </draw:frame>
        <draw:frame draw:style-name="gr10" draw:text-style-name="P5" draw:layer="layout" svg:width="2.6cm" svg:height="0.24cm" svg:x="5.476cm" svg:y="9.875cm">
          <draw:image xlink:href="Pictures/200005E5000082EA00000C0FFA68719C185AA36F.svm" xlink:type="simple" xlink:show="embed" xlink:actuate="onLoad">
            <text:p/>
          </draw:image>
        </draw:frame>
        <draw:frame draw:style-name="gr15" draw:text-style-name="P4" draw:layer="layout" svg:width="4.058cm" svg:height="0.747cm" svg:x="0.625cm" svg:y="8.282cm">
          <draw:text-box>
            <text:p text:style-name="P3"><text:span text:style-name="T1">Administration</text:span></text:p>
          </draw:text-box>
        </draw:frame>
        <draw:frame draw:style-name="gr13" draw:text-style-name="P4" draw:layer="layout" svg:width="3.55cm" svg:height="0.747cm" svg:x="1.143cm" svg:y="9.925cm">
          <draw:text-box>
            <text:p text:style-name="P3"><text:span text:style-name="T3">12 adresses</text:span><text:span text:style-name="T1"> </text:span></text:p>
          </draw:text-box>
        </draw:frame>
        <draw:frame draw:style-name="gr10" draw:text-style-name="P5" draw:layer="layout" svg:width="2.6cm" svg:height="0.24cm" svg:x="2.3cm" svg:y="9.31cm">
          <draw:image xlink:href="Pictures/200005E5000082EA00000C0FFA68719C185AA36F.svm" xlink:type="simple" xlink:show="embed" xlink:actuate="onLoad">
            <text:p/>
          </draw:image>
        </draw:frame>
        <draw:line draw:style-name="gr11" draw:text-style-name="P3" draw:layer="layout" svg:x1="7.2cm" svg:y1="6.35cm" svg:x2="3.75cm" svg:y2="9.375cm">
          <text:p/>
        </draw:line>
        <draw:line draw:style-name="gr11" draw:text-style-name="P3" draw:layer="layout" svg:x1="7.733cm" svg:y1="6.475cm" svg:x2="5.825cm" svg:y2="9.975cm">
          <text:p/>
        </draw:line>
        <draw:custom-shape draw:style-name="gr16" draw:text-style-name="P5" draw:layer="layout" svg:width="4.2cm" svg:height="2.4cm" svg:x="10.2cm" svg:y="4.6cm">
          <text:p/>
          <draw:enhanced-geometry svg:viewBox="0 0 21600 21600" draw:path-stretchpoint-x="10800" draw:path-stretchpoint-y="10800" draw:text-areas="?f3 ?f4 ?f5 ?f6" draw:type="round-rectangle" draw:modifiers="22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4.2cm" svg:height="2.4cm" svg:x="10.2cm" svg:y="8.5cm">
          <text:p/>
          <draw:enhanced-geometry svg:viewBox="0 0 21600 21600" draw:path-stretchpoint-x="10800" draw:path-stretchpoint-y="10800" draw:text-areas="?f3 ?f4 ?f5 ?f6" draw:type="round-rectangle" draw:modifiers="22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4.2cm" svg:height="2.4cm" svg:x="5.4cm" svg:y="8.5cm">
          <text:p/>
          <draw:enhanced-geometry svg:viewBox="0 0 21600 21600" draw:path-stretchpoint-x="10800" draw:path-stretchpoint-y="10800" draw:text-areas="?f3 ?f4 ?f5 ?f6" draw:type="round-rectangle" draw:modifiers="22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4.2cm" svg:height="2.4cm" svg:x="0.7cm" svg:y="8.3cm">
          <text:p/>
          <draw:enhanced-geometry svg:viewBox="0 0 21600 21600" draw:path-stretchpoint-x="10800" draw:path-stretchpoint-y="10800" draw:text-areas="?f3 ?f4 ?f5 ?f6" draw:type="round-rectangle" draw:modifiers="22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3cm" svg:height="1.98cm" svg:x="6.45cm" svg:y="5.1cm">
          <draw:image xlink:href="Pictures/2000003F000019F8000016E1C4E2395FDD2675E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4T15:15:15.173296354</dc:date>
    <meta:editing-duration>PT7H58M28S</meta:editing-duration>
    <meta:editing-cycles>32</meta:editing-cycles>
    <meta:generator>LibreOffice/5.2.5.1$Linux_X86_64 LibreOffice_project/20m0$Build-1</meta:generator>
    <dc:creator>Philippe Latu</dc:creator>
    <meta:document-statistic meta:object-count="69"/>
  </office:meta>
</office:document-meta>
</file>